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3"/>
    <style:style style:name="P9" style:family="paragraph" style:parent-style-name="Standard" style:list-style-name="L14"/>
    <style:style style:name="P10" style:family="paragraph" style:parent-style-name="Standard" style:list-style-name="L15"/>
    <style:style style:name="P11" style:family="paragraph" style:parent-style-name="Standard" style:list-style-name="L16"/>
    <style:style style:name="P12" style:family="paragraph" style:parent-style-name="Standard" style:list-style-name="L17"/>
    <style:style style:name="P13" style:family="paragraph" style:parent-style-name="Standard" style:list-style-name="L18"/>
    <style:style style:name="P14" style:family="paragraph" style:parent-style-name="Standard" style:list-style-name="L19"/>
    <style:style style:name="P15" style:family="paragraph" style:parent-style-name="Standard" style:list-style-name="L20"/>
    <style:style style:name="P16" style:family="paragraph" style:parent-style-name="Standard" style:list-style-name="L21"/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weight="bold" style:font-weight-asian="bold" style:font-weight-complex="bold"/>
    </style:style>
    <style:style style:name="P20" style:family="paragraph" style:parent-style-name="Standard" style:list-style-name="L5">
      <style:text-properties fo:font-weight="bold" style:font-weight-asian="bold" style:font-weight-complex="bold"/>
    </style:style>
    <style:style style:name="P21" style:family="paragraph" style:parent-style-name="Standard" style:list-style-name="L10">
      <style:text-properties fo:font-weight="bold" style:font-weight-asian="bold" style:font-weight-complex="bold"/>
    </style:style>
    <style:style style:name="P22" style:family="paragraph" style:parent-style-name="Standard" style:list-style-name="L2">
      <style:text-properties fo:color="#000000"/>
    </style:style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>
      <style:paragraph-properties fo:text-align="center" style:justify-single-word="false"/>
      <style:text-properties fo:color="#660066" fo:font-size="16pt" style:text-underline-style="solid" style:text-underline-width="auto" style:text-underline-color="font-color" fo:font-weight="bold" fo:background-color="#ffffcc" style:font-size-asian="16pt" style:font-weight-asian="bold" style:font-size-complex="16pt" style:font-weight-complex="bold"/>
    </style:style>
    <style:style style:name="P26" style:family="paragraph" style:parent-style-name="Standard" style:list-style-name="L24"/>
    <style:style style:name="T1" style:family="text">
      <style:text-properties style:text-position="super 58%"/>
    </style:style>
    <style:style style:name="T2" style:family="text">
      <style:text-properties fo:color="#800080"/>
    </style:style>
    <style:style style:name="T3" style:family="text">
      <style:text-properties fo:color="#000080"/>
    </style:style>
    <style:style style:name="T4" style:family="text">
      <style:text-properties fo:color="#008000"/>
    </style:style>
    <style:style style:name="T5" style:family="text">
      <style:text-properties fo:color="#008000" style:text-position="super 58%"/>
    </style:style>
    <style:style style:name="T6" style:family="text">
      <style:text-properties fo:color="#008000" fo:font-size="11pt" style:font-size-asian="11pt" style:font-size-complex="11pt"/>
    </style:style>
    <style:style style:name="T7" style:family="text">
      <style:text-properties fo:color="#355e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2">
      <text:list-level-style-number text:level="1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3">
      <text:list-level-style-number text:level="1" text:style-name="Numbering_20_Symbols" style:num-suffix="." style:num-format="i" text:start-value="1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ASIC LINUX COMMANDS</text:p>
      <text:p text:style-name="P17"/>
      <text:p text:style-name="Standard"/>
      <text:list xml:id="list5018014243620860507" text:style-name="L1">
        <text:list-header>
          <text:p text:style-name="P19">I. Directory Operations</text:p>
        </text:list-header>
      </text:list>
      <text:p text:style-name="Standard"/>
      <text:list xml:id="list6723269977974432991" text:style-name="L2">
        <text:list-item>
          <text:list>
            <text:list-item>
              <text:list>
                <text:list-header>
                  <text:p text:style-name="P22">1.Make directory</text:p>
                  <text:list>
                    <text:list-header>
                      <text:p text:style-name="P1"><text:span text:style-name="T2">syn:</text:span> <text:span text:style-name="T3">mkdir &lt;directory name&gt;</text:span></text:p>
                    </text:list-header>
                  </text:list>
                  <text:p text:style-name="P1">2.Present working directory</text:p>
                </text:list-header>
              </text:list>
            </text:list-item>
          </text:list>
        </text:list-item>
      </text:list>
      <text:p text:style-name="Standard"><text:tab/><text:tab/> <text:s text:c="5"/><text:span text:style-name="T2">syn:</text:span> <text:span text:style-name="T3">pwd</text:span></text:p>
      <text:list xml:id="list6202929383047425431" text:style-name="L3">
        <text:list-item>
          <text:list>
            <text:list-item>
              <text:list>
                <text:list-header>
                  <text:p text:style-name="P2">3.Change Directory</text:p>
                  <text:list>
                    <text:list-header>
                      <text:p text:style-name="P2"><text:span text:style-name="T2">syn:</text:span> <text:span text:style-name="T3">cd <text:s/>&lt;directory path&gt;</text:span></text:p>
                    </text:list-header>
                  </text:list>
                  <text:p text:style-name="P2">4.Remove empty directory</text:p>
                </text:list-header>
              </text:list>
            </text:list-item>
          </text:list>
        </text:list-item>
      </text:list>
      <text:p text:style-name="Standard"><text:tab/><text:tab/> <text:s text:c="5"/><text:span text:style-name="T2">syn:</text:span><text:span text:style-name="T3"> rmdir <text:s/>&lt;directory name&gt;</text:span></text:p>
      <text:list xml:id="list3027727649411313495" text:style-name="L4">
        <text:list-header>
          <text:p text:style-name="P3">5.Remove non-empty directory</text:p>
          <text:list>
            <text:list-header>
              <text:p text:style-name="P3"><text:span text:style-name="T2">syn:</text:span> <text:span text:style-name="T3">rm -rf &lt;directory name&gt;</text:span></text:p>
            </text:list-header>
          </text:list>
        </text:list-header>
      </text:list>
      <text:p text:style-name="Standard"/>
      <text:list xml:id="list1531243409443736094" text:style-name="L5">
        <text:list-header>
          <text:p text:style-name="P20">II. File Operations</text:p>
        </text:list-header>
      </text:list>
      <text:p text:style-name="Standard"/>
      <text:list xml:id="list220538536670369000" text:style-name="L6">
        <text:list-item>
          <text:list>
            <text:list-item>
              <text:list>
                <text:list-header>
                  <text:p text:style-name="P4">1.Create empty file</text:p>
                  <text:list>
                    <text:list-header>
                      <text:p text:style-name="P4"><text:span text:style-name="T2">syn: </text:span><text:s/><text:span text:style-name="T3">touch <text:s/>&lt;file name&gt;</text:span></text:p>
                    </text:list-header>
                  </text:list>
                  <text:p text:style-name="P4">2.Edit file using vi editor</text:p>
                </text:list-header>
              </text:list>
            </text:list-item>
          </text:list>
        </text:list-item>
      </text:list>
      <text:p text:style-name="Standard"><text:tab/><text:tab/> <text:s text:c="6"/><text:span text:style-name="T2">syn:</text:span> <text:s/><text:span text:style-name="T3">vi <text:s/>&lt;file name&gt;</text:span></text:p>
      <text:list xml:id="list6685481003332133019" text:style-name="L7">
        <text:list-item>
          <text:list>
            <text:list-item>
              <text:list>
                <text:list-header>
                  <text:p text:style-name="P5">3.Copy file</text:p>
                  <text:list>
                    <text:list-header>
                      <text:p text:style-name="P5"><text:span text:style-name="T2">syn:</text:span> <text:span text:style-name="T3">cp <text:s/>&lt;source file&gt; <text:s/>&lt;destination file&gt;</text:span></text:p>
                    </text:list-header>
                  </text:list>
                  <text:p text:style-name="P5">4.Rename file / Move file</text:p>
                </text:list-header>
              </text:list>
            </text:list-item>
          </text:list>
        </text:list-item>
      </text:list>
      <text:p text:style-name="Standard"><text:tab/><text:tab/> <text:s text:c="6"/><text:span text:style-name="T2">syn:</text:span> <text:s/><text:span text:style-name="T3">mv &lt;source file&gt; <text:s/>&lt;destination file&gt;</text:span></text:p>
      <text:list xml:id="list4966748971912811144" text:style-name="L8">
        <text:list-header>
          <text:p text:style-name="P6">5.Remove file</text:p>
          <text:list>
            <text:list-header>
              <text:p text:style-name="P6"><text:span text:style-name="T2">syn: </text:span><text:s/><text:span text:style-name="T3">rm -f -r <text:s/>&lt;filename&gt;</text:span></text:p>
              <text:p text:style-name="P6"><text:span text:style-name="T2">-f: </text:span><text:s text:c="3"/><text:span text:style-name="T3">forcefully</text:span></text:p>
              <text:p text:style-name="P6"><text:span text:style-name="T2">-r: </text:span><text:s text:c="3"/><text:span text:style-name="T3">recursively</text:span></text:p>
            </text:list-header>
          </text:list>
          <text:p text:style-name="P6">6.Changing permmissions of a file</text:p>
          <text:list text:continue-numbering="true">
            <text:list-header>
              <text:p text:style-name="P6"><text:span text:style-name="T2">syn: </text:span><text:s/><text:span text:style-name="T3">chmod <text:s text:c="2"/>&lt;option&gt; <text:s/>&lt;filename&gt;</text:span></text:p>
              <text:p text:style-name="P6"><text:span text:style-name="T2">option:</text:span> <text:span text:style-name="T3">777, 755 ... etc</text:span></text:p>
            </text:list-header>
          </text:list>
          <text:p text:style-name="P6">7.Change owner of a file</text:p>
          <text:list text:continue-numbering="true">
            <text:list-header>
              <text:p text:style-name="P6"><text:span text:style-name="T2">syn:</text:span> <text:s/><text:span text:style-name="T3">chown <text:s/>&lt;ownername&gt; <text:s/>&lt;filename&gt;</text:span></text:p>
            </text:list-header>
          </text:list>
          <text:p text:style-name="P6">8.To see top or bottom lines of a file</text:p>
          <text:p text:style-name="P6"><text:s text:c="6"/><text:span text:style-name="T2">syn:</text:span> <text:s/><text:span text:style-name="T3">head <text:s/>-n4 <text:s/>&lt;file name&gt;</text:span> <text:s text:c="9"/><text:tab/><text:tab/><text:span text:style-name="T4"># gives first four lines</text:span></text:p>
          <text:p text:style-name="P6"><text:s text:c="6"/><text:span text:style-name="T2">syn: </text:span><text:s/><text:span text:style-name="T3">tail <text:s/>-n3 <text:s/>&lt;file name&gt;</text:span> <text:s text:c="11"/><text:tab/><text:tab/><text:span text:style-name="T4"># gives last 3 lines</text:span></text:p>
        </text:list-header>
      </text:list>
      <text:list xml:id="list2365941722769058806" text:style-name="L9">
        <text:list-header>
          <text:p text:style-name="P7"/>
        </text:list-header>
      </text:list>
      <text:p text:style-name="Standard"/>
      <text:list xml:id="list300615587508466462" text:style-name="L10">
        <text:list-header>
          <text:p text:style-name="P21">III. Other</text:p>
        </text:list-header>
      </text:list>
      <text:p text:style-name="Standard"/>
      <text:p text:style-name="Standard"><text:tab/><text:tab/>1.List all files and sub-directories along with their details in a directory</text:p>
      <text:p text:style-name="Standard"><text:tab/><text:tab/> <text:tab/><text:span text:style-name="T2">syn:</text:span><text:span text:style-name="T3"> ls <text:s/>[-lrt] <text:s text:c="2"/>&lt;directory/file name&gt;</text:span></text:p>
      <text:p text:style-name="Standard"><text:tab/><text:tab/>2.Difference between two files</text:p>
      <text:p text:style-name="Standard"><text:tab/><text:tab/> <text:tab/><text:span text:style-name="T2">syn: </text:span><text:s/><text:span text:style-name="T3">diff <text:s/>&lt;file1&gt; <text:s/>&lt;file2&gt;</text:span></text:p>
      <text:p text:style-name="Standard"><text:tab/><text:tab/>3.To tar multiple files or <text:s/>a complete directory</text:p>
      <text:p text:style-name="Standard"><text:tab/><text:tab/><text:tab/><text:span text:style-name="T2">syn:</text:span> <text:s/><text:span text:style-name="T3">tar -cvf <text:s/>&lt;newTarFileName.tar&gt; <text:s/>&lt;file1&gt; <text:s/>&lt;file2&gt; <text:s/>&lt;file3&gt; ....</text:span></text:p>
      <text:p text:style-name="Standard"><text:tab/><text:tab/><text:tab/><text:span text:style-name="T2">syn: </text:span><text:s/><text:span text:style-name="T3">tar -cvf <text:s/>&lt;newTarFileName.tar&gt; <text:s text:c="2"/>&lt;direcry name&gt;</text:span></text:p>
      <text:p text:style-name="Standard"><text:tab/><text:tab/>4.To untar a tar file</text:p>
      <text:p text:style-name="Standard"><text:span text:style-name="T2"><text:tab/><text:tab/><text:tab/>syn: </text:span><text:s/><text:span text:style-name="T3">tar -xvf <text:s text:c="2"/>&lt;tar file name&gt;</text:span></text:p>
      <text:p text:style-name="Standard"><text:span text:style-name="T3"><text:tab/><text:tab/></text:span></text:p>
      <text:p text:style-name="Standard"><text:soft-page-break/><text:span text:style-name="T3"><text:tab/><text:tab/></text:span>5.To extract the content in a tar file without untaring it</text:p>
      <text:p text:style-name="Standard"><text:span text:style-name="T2"><text:tab/><text:tab/><text:tab/>syn: </text:span><text:s text:c="2"/><text:span text:style-name="T3">tar -tvf <text:s/>&lt;tar file name&gt;</text:span></text:p>
      <text:p text:style-name="Standard"><text:tab/><text:tab/>6.To see every process runnning on the system</text:p>
      <text:p text:style-name="Standard"><text:span text:style-name="T2"><text:tab/><text:tab/><text:tab/>syn:</text:span> <text:s/><text:span text:style-name="T3"><text:s/>ps -aef <text:s/></text:span><text:s text:c="51"/><text:span text:style-name="T7"><text:s/></text:span><text:span text:style-name="T4"># in understandable format</text:span></text:p>
      <text:p text:style-name="Standard"><text:tab/><text:tab/>7.To see all installed RPM's</text:p>
      <text:p text:style-name="Standard"><text:tab/><text:tab/> <text:tab/><text:span text:style-name="T2">syn: </text:span><text:s text:c="2"/><text:span text:style-name="T3">rpm -qa <text:s text:c="2"/></text:span><text:s text:c="49"/><text:span text:style-name="T7"><text:s/></text:span><text:span text:style-name="T4"># querry all installed rpm's</text:span></text:p>
      <text:p text:style-name="Standard"><text:tab/><text:tab/>8.To install rpm</text:p>
      <text:p text:style-name="Standard"><text:tab/><text:tab/> <text:tab/><text:span text:style-name="T2">syn:</text:span> <text:span text:style-name="T3"><text:s/>rpm <text:s/>-ivh <text:s/>&lt;rpm name&gt;</text:span></text:p>
      <text:p text:style-name="Standard"><text:tab/><text:tab/>9.To uninstall rpm</text:p>
      <text:p text:style-name="Standard"><text:span text:style-name="T2"><text:tab/><text:tab/><text:tab/>syn:</text:span> <text:s/><text:span text:style-name="T3">rpm -e <text:s/>&lt;rpm name&gt;</text:span></text:p>
      <text:p text:style-name="Standard"><text:span text:style-name="T3"><text:tab/><text:tab/></text:span>10.To extract files in rpm</text:p>
      <text:p text:style-name="Standard"><text:span text:style-name="T2"><text:tab/><text:tab/><text:tab/>syn: </text:span><text:s/><text:span text:style-name="T3">rpm <text:s/>-qpl <text:s/>&lt;rpm name&gt;</text:span></text:p>
      <text:p text:style-name="Standard"><text:span text:style-name="T3"><text:tab/><text:tab/></text:span>11.To mount iso</text:p>
      <text:p text:style-name="Standard"><text:span text:style-name="T2"><text:tab/><text:tab/><text:tab/>syn:</text:span> <text:s/><text:span text:style-name="T3">mount -o loop -t iso9660 &lt;iso file&gt; <text:s/>&lt;empty directory name&gt;</text:span></text:p>
      <text:p text:style-name="Standard"><text:span text:style-name="T3"><text:tab/><text:tab/></text:span>12.To unmount iso</text:p>
      <text:p text:style-name="Standard"><text:span text:style-name="T2"><text:tab/><text:tab/><text:tab/>syn:</text:span> <text:s/><text:span text:style-name="T3">umount <text:s/>&lt;mounted directory name&gt;</text:span></text:p>
      <text:p text:style-name="Standard"><text:tab/><text:tab/>13.To install a package</text:p>
      <text:p text:style-name="Standard"><text:tab/><text:tab/><text:tab/><text:span text:style-name="T2">syn:</text:span> <text:s/><text:span text:style-name="T3">yum <text:s/>[-y] <text:s/>install &lt;package name&gt;</text:span> <text:span text:style-name="T4"># <text:s/>not to ask any confirmation use '-y'</text:span></text:p>
      <text:p text:style-name="Standard"><text:tab/><text:tab/>14.To remove a package</text:p>
      <text:p text:style-name="Standard"><text:tab/><text:tab/><text:tab/><text:span text:style-name="T2">syn: </text:span><text:s/><text:span text:style-name="T3">yum remove <text:s/>&lt;package name&gt;</text:span></text:p>
      <text:p text:style-name="Standard"><text:tab/><text:tab/>15.To update a package</text:p>
      <text:p text:style-name="Standard"><text:tab/><text:tab/><text:tab/><text:span text:style-name="T2">syn: </text:span><text:s/><text:span text:style-name="T3">yum update &lt;package name&gt;</text:span></text:p>
      <text:p text:style-name="Standard"><text:tab/><text:tab/>16. To search a package</text:p>
      <text:p text:style-name="Standard"><text:tab/><text:tab/><text:tab/><text:span text:style-name="T2">syn:</text:span> <text:s/><text:span text:style-name="T3">yum search <text:s/>&lt;package name&gt;</text:span></text:p>
      <text:p text:style-name="Standard"><text:tab/><text:tab/>17. To get information of a package</text:p>
      <text:p text:style-name="Standard"><text:span text:style-name="T2"><text:tab/><text:tab/><text:tab/>syn: </text:span><text:s/><text:span text:style-name="T3">yum info &lt;package name&gt;</text:span></text:p>
      <text:list xml:id="list1497480450507323691" text:style-name="L13">
        <text:list-header>
          <text:p text:style-name="P8">18. To list all installed packages</text:p>
          <text:list>
            <text:list-item>
              <text:list>
                <text:list-header>
                  <text:p text:style-name="P8"><text:span text:style-name="T2">syn: </text:span><text:s/><text:span text:style-name="T3">yum list installed | less</text:span></text:p>
                </text:list-header>
              </text:list>
            </text:list-item>
          </text:list>
          <text:p text:style-name="P8">19. To create symbolic or soft link for a file/directory</text:p>
          <text:list>
            <text:list-item>
              <text:list>
                <text:list-header>
                  <text:p text:style-name="P8"><text:span text:style-name="T2">syn:</text:span> <text:span text:style-name="T3"><text:s/>ln <text:s/>-s <text:s/>&lt;sorce file/directory path&gt; <text:s/>&lt;soft link name&gt;</text:span></text:p>
                </text:list-header>
              </text:list>
            </text:list-item>
          </text:list>
        </text:list-header>
      </text:list>
      <text:list xml:id="list546167357336962356" text:style-name="L14">
        <text:list-item>
          <text:list>
            <text:list-item>
              <text:list>
                <text:list-item>
                  <text:p text:style-name="P9">To create hard link of a file</text:p>
                  <text:list>
                    <text:list-header>
                      <text:p text:style-name="P9"><text:span text:style-name="T2">syn: </text:span><text:span text:style-name="T3"><text:s/>ln <text:s/>&lt;source file path&gt; <text:s text:c="2"/>&lt;hard link name&gt;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8">GREP</text:p>
      <text:p text:style-name="Standard"/>
      <text:list xml:id="list6077662194543513779" text:style-name="L15">
        <text:list-item>
          <text:p text:style-name="P10">Search for the given string in a single file</text:p>
          <text:list>
            <text:list-header>
              <text:p text:style-name="P10"><text:span text:style-name="T2">syn: </text:span><text:s/><text:span text:style-name="T3">grep "&lt;string&gt;" &lt;file name&gt;</text:span></text:p>
            </text:list-header>
          </text:list>
        </text:list-item>
        <text:list-item>
          <text:p text:style-name="P10">Checking for the given string in multiple files whose names start with "tmp"</text:p>
          <text:list>
            <text:list-header>
              <text:p text:style-name="P10"><text:span text:style-name="T2">syn: </text:span><text:s/><text:span text:style-name="T3">grep "&lt;string&gt;" tmp*</text:span></text:p>
            </text:list-header>
          </text:list>
        </text:list-item>
        <text:list-item>
          <text:p text:style-name="P10">Search ignoring the case sensitivity</text:p>
          <text:list>
            <text:list-header>
              <text:p text:style-name="P10"><text:span text:style-name="T2">syn: </text:span><text:s/><text:span text:style-name="T3">grep -i "&lt;string&gt;" <text:s/>&lt;file name&gt;</text:span></text:p>
            </text:list-header>
          </text:list>
        </text:list-item>
        <text:list-item>
          <text:p text:style-name="P10">Searching for complete exact pattern (which is not a part of other word )</text:p>
          <text:list>
            <text:list-header>
              <text:p text:style-name="P10"><text:span text:style-name="T2">syn:</text:span> <text:s/><text:span text:style-name="T3">grep -iw "is" <text:s/>&lt;file name&gt;<text:tab/></text:span><text:tab/></text:p>
            </text:list-header>
          </text:list>
        </text:list-item>
        <text:list-item>
          <text:p text:style-name="P10">Print above N lines of the line where "string" is <text:s/>matched</text:p>
          <text:list>
            <text:list-header>
              <text:p text:style-name="P10"><text:span text:style-name="T2">syn: </text:span><text:s/><text:span text:style-name="T3">grep -A 3 -w "&lt;string&gt;" &lt;file name&gt; <text:s text:c="2"/></text:span><text:s text:c="8"/><text:span text:style-name="T4"># where N=3; which prints 3 lines after </text:span><text:tab/><text:tab/><text:tab/><text:tab/><text:tab/><text:tab/> <text:s text:c="11"/><text:span text:style-name="T4"><text:s/>the matched line</text:span></text:p>
            </text:list-header>
          </text:list>
        </text:list-item>
        <text:list-item>
          <text:p text:style-name="P10">Print below 5 lines of the line where "string" is matched</text:p>
          <text:list>
            <text:list-header>
              <text:p text:style-name="P10"><text:span text:style-name="T2">syn: </text:span><text:s/><text:span text:style-name="T3">grep -B 5 -w "&lt;string&gt;" &lt;file name&gt;</text:span></text:p>
            </text:list-header>
          </text:list>
        </text:list-item>
        <text:list-item>
          <text:p text:style-name="P10">Print below and above 2 lines of the line where "string" is matched</text:p>
          <text:list>
            <text:list-header>
              <text:p text:style-name="P10"><text:span text:style-name="T2">syn:</text:span> <text:s/><text:span text:style-name="T3">grep -C 2 -w "&lt;string&gt;" &lt;file name&gt;</text:span></text:p>
            </text:list-header>
          </text:list>
          <text:p text:style-name="P10"><text:span text:style-name="T3"/></text:p>
        </text:list-item>
        <text:list-item>
          <text:p text:style-name="P10"><text:soft-page-break/>Counting number of matches</text:p>
          <text:list>
            <text:list-header>
              <text:p text:style-name="P10"><text:span text:style-name="T2">syn:</text:span> <text:s/><text:span text:style-name="T3">grep -c "&lt;string&gt;" &lt;file name&gt;</text:span></text:p>
            </text:list-header>
          </text:list>
        </text:list-item>
        <text:list-item>
          <text:p text:style-name="P10">Display only the file names which matches the given pattern</text:p>
          <text:list>
            <text:list-header>
              <text:p text:style-name="P10"><text:span text:style-name="T2">syn: <text:s/></text:span><text:span text:style-name="T3">grep -l "&lt;string&gt;" &lt;directory path&gt;</text:span></text:p>
            </text:list-header>
          </text:list>
        </text:list-item>
        <text:list-item>
          <text:p text:style-name="P10">Display the lines which does not match the given pattern</text:p>
          <text:list>
            <text:list-header>
              <text:p text:style-name="P10"><text:span text:style-name="T2">syn: </text:span><text:s/><text:span text:style-name="T3">grep -v "&lt;string&gt;" &lt;file name&gt;</text:span></text:p>
            </text:list-header>
          </text:list>
          <text:p text:style-name="P10"/>
        </text:list-item>
      </text:list>
      <text:p text:style-name="Standard"/>
      <text:p text:style-name="Standard"/>
      <text:p text:style-name="P18">SED</text:p>
      <text:p text:style-name="Standard"/>
      <text:list xml:id="list4132523653870993007" text:style-name="L16">
        <text:list-item>
          <text:p text:style-name="P11">Substitute the first occurrence of "foo" with "bar" on each line</text:p>
          <text:list>
            <text:list-header>
              <text:p text:style-name="P11"><text:span text:style-name="T2">syn: </text:span><text:s/><text:span text:style-name="T3">sed 's/foo/bar/'</text:span></text:p>
            </text:list-header>
          </text:list>
        </text:list-item>
        <text:list-item>
          <text:p text:style-name="P11">Substitute the third occurrence of "foo" with "bar" on each line</text:p>
          <text:list>
            <text:list-header>
              <text:p text:style-name="P11"><text:span text:style-name="T2">syn: </text:span><text:s/><text:span text:style-name="T3">sed 's/foo/bar/3'</text:span></text:p>
            </text:list-header>
          </text:list>
        </text:list-item>
        <text:list-item>
          <text:p text:style-name="P11">Substitute all occurrence of "foo" with "bar" on each line</text:p>
          <text:list>
            <text:list-header>
              <text:p text:style-name="P11"><text:span text:style-name="T2">syn:</text:span> <text:s/><text:span text:style-name="T3">sed 's/foo/bar/g'</text:span></text:p>
            </text:list-header>
          </text:list>
        </text:list-item>
        <text:list-item>
          <text:p text:style-name="P11">Substitute only the last occurrence of "foo" with "bar"</text:p>
          <text:list>
            <text:list-header>
              <text:p text:style-name="P11"><text:span text:style-name="T2">syn: </text:span><text:s/><text:span text:style-name="T3">sed 's/\(.*\)foo/\1bar/'</text:span></text:p>
            </text:list-header>
          </text:list>
        </text:list-item>
      </text:list>
      <text:p text:style-name="Standard"/>
      <text:p text:style-name="Standard"/>
      <text:p text:style-name="P18">CUT</text:p>
      <text:p text:style-name="Standard"/>
      <text:p text:style-name="Standard"/>
      <text:list xml:id="list6040775481093028843" text:style-name="L17">
        <text:list-item>
          <text:p text:style-name="P12">Extract 2<text:span text:style-name="T1">nd</text:span> character from each line in a file</text:p>
          <text:list>
            <text:list-header>
              <text:p text:style-name="P12"><text:span text:style-name="T2">syn: </text:span><text:span text:style-name="T3"><text:s/>cut -c2 <text:s/>&lt;file name&gt;</text:span></text:p>
            </text:list-header>
          </text:list>
        </text:list-item>
        <text:list-item>
          <text:p text:style-name="P12">Extract a range of characters from each line in a file</text:p>
          <text:list>
            <text:list-header>
              <text:p text:style-name="P12"><text:span text:style-name="T2">syn: </text:span><text:span text:style-name="T3"><text:s/>cut -c3-5 <text:s/>&lt;file name&gt;</text:span><text:tab/><text:tab/><text:tab/><text:span text:style-name="T4"># here 3,4and5 characters are extracted</text:span></text:p>
            </text:list-header>
          </text:list>
        </text:list-item>
        <text:list-item>
          <text:p text:style-name="P12">Extract first N characters</text:p>
          <text:list>
            <text:list-header>
              <text:p text:style-name="P12"><text:span text:style-name="T2">syn: </text:span><text:s/><text:span text:style-name="T3">cut -c-6 <text:s/>&lt;file name&gt;</text:span><text:tab/><text:tab/><text:tab/><text:tab/><text:span text:style-name="T4"># here first 6 lines are extracted</text:span></text:p>
            </text:list-header>
          </text:list>
        </text:list-item>
        <text:list-item>
          <text:p text:style-name="P12">Extract last N characters</text:p>
          <text:list>
            <text:list-header>
              <text:p text:style-name="P12"><text:span text:style-name="T2">syn: </text:span><text:s/><text:span text:style-name="T3">cut -c8- <text:s/>&lt;file name&gt;</text:span></text:p>
            </text:list-header>
          </text:list>
        </text:list-item>
        <text:list-item>
          <text:p text:style-name="P12">Select specific field seperated by specific de-limitter</text:p>
          <text:list>
            <text:list-header>
              <text:p text:style-name="P12"><text:span text:style-name="T2">syn: </text:span><text:s/><text:span text:style-name="T3">cut -d':' <text:s/>-f1 <text:s/>&lt;file name&gt;</text:span></text:p>
            </text:list-header>
          </text:list>
        </text:list-item>
        <text:list-item>
          <text:p text:style-name="P12">Select multiple fields from a file</text:p>
          <text:list>
            <text:list-header>
              <text:p text:style-name="P12"><text:span text:style-name="T2">syn: </text:span><text:s/><text:span text:style-name="T3">cut -d':' <text:s/>-f1-4,6 <text:s/>&lt;file name&gt;</text:span><text:tab/><text:tab/><text:tab/><text:span text:style-name="T4"># extracts 1,2,3,4 and 6 lines</text:span></text:p>
            </text:list-header>
          </text:list>
        </text:list-item>
        <text:list-item>
          <text:p text:style-name="P12">Select all fields except the specified fields</text:p>
          <text:list>
            <text:list-header>
              <text:p text:style-name="P12"><text:span text:style-name="T2">syn: </text:span><text:s/><text:span text:style-name="T3">cut -d':' <text:s/>--complement -f3 &lt;file name&gt;</text:span> <text:s text:c="10"/><text:span text:style-name="T4"># extract all fields except 3</text:span><text:span text:style-name="T5">rd</text:span><text:span text:style-name="T4"> field</text:span></text:p>
            </text:list-header>
          </text:list>
        </text:list-item>
      </text:list>
      <text:p text:style-name="Standard"/>
      <text:p text:style-name="Standard"/>
      <text:p text:style-name="P18">SORT</text:p>
      <text:p text:style-name="Standard"/>
      <text:p text:style-name="Standard"/>
      <text:list xml:id="list7085410078374610883" text:style-name="L18">
        <text:list-item>
          <text:p text:style-name="P13">Sort file in alphabetical order</text:p>
          <text:list>
            <text:list-header>
              <text:p text:style-name="P13"><text:span text:style-name="T2">syn: </text:span><text:s/><text:span text:style-name="T3">sort <text:s/>-u &lt;file name&gt;</text:span><text:tab/><text:tab/><text:tab/><text:span text:style-name="T4"># sorts lines in alphabetical order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 text:c="43"/><text:span text:style-name="T4"><text:s/>'-u' avoid duplication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13">Sort file numericlly</text:p>
          <text:list>
            <text:list-header>
              <text:p text:style-name="P13"><text:span text:style-name="T2">syn: </text:span><text:s/><text:span text:style-name="T3">sort -n &lt;file name&gt;</text:span><text:tab/><text:tab/><text:tab/></text:p>
            </text:list-header>
          </text:list>
        </text:list-item>
        <text:list-item>
          <text:p text:style-name="P13">Sort file numerically in reverse order</text:p>
          <text:list>
            <text:list-header>
              <text:p text:style-name="P13"><text:span text:style-name="T2">syn:</text:span> <text:span text:style-name="T3"><text:s/>sort -nr &lt;file name&gt;</text:span></text:p>
            </text:list-header>
          </text:list>
        </text:list-item>
        <text:list-item>
          <text:p text:style-name="P13">Sort file on the basis of 1st field</text:p>
          <text:list>
            <text:list-header>
              <text:p text:style-name="P13"><text:span text:style-name="T2">syn: </text:span><text:span text:style-name="T3"><text:s/>sort -t "," -k1n <text:s/>&lt;file name&gt;</text:span><text:tab/><text:tab/><text:span text:style-name="T4"># where n represent numerical sorting</text:span></text:p>
              <text:p text:style-name="P13"><text:soft-page-break/><text:span text:style-name="T2">syn: </text:span><text:s/><text:span text:style-name="T3">sort -t "," -k1n,1 <text:s/>&lt;file name&gt;<text:tab/></text:span><text:tab/><text:tab/><text:span text:style-name="T4"># <text:s/>starting and ending field is 1 only</text:span></text:p>
            </text:list-header>
          </text:list>
        </text:list-item>
        <text:list-item>
          <text:p text:style-name="P13">Sort a file based on the 1st and 2nd field, and numerically on 3rd field</text:p>
          <text:list>
            <text:list-header>
              <text:p text:style-name="P13"><text:span text:style-name="T2">syn: </text:span><text:s/><text:span text:style-name="T3">sort -t"," -k1,2 -k3n,3 file</text:span></text:p>
            </text:list-header>
          </text:list>
        </text:list-item>
      </text:list>
      <text:p text:style-name="Standard"/>
      <text:p text:style-name="Standard"/>
      <text:p text:style-name="Standard"/>
      <text:list xml:id="list39744939" text:continue-list="list6040775481093028843" text:style-name="L17">
        <text:list-header>
          <text:p text:style-name="P12"/>
        </text:list-header>
      </text:list>
      <text:p text:style-name="Standard"/>
      <text:p text:style-name="P18">FIND</text:p>
      <text:p text:style-name="Standard"/>
      <text:list xml:id="list6225020876470143501" text:style-name="L19">
        <text:list-item>
          <text:p text:style-name="P14">Find all the files ending with ".exp"</text:p>
          <text:list>
            <text:list-header>
              <text:p text:style-name="P14"><text:span text:style-name="T2">syn: </text:span><text:s/><text:span text:style-name="T3">find -name "*.exp"</text:span></text:p>
            </text:list-header>
          </text:list>
        </text:list-item>
        <text:list-item>
          <text:p text:style-name="P14">To search from any path</text:p>
          <text:list>
            <text:list-header>
              <text:p text:style-name="P14"><text:span text:style-name="T2">syn: <text:s/></text:span><text:span text:style-name="T3">find / -name "*.exp"</text:span><text:tab/><text:tab/><text:tab/><text:tab/><text:span text:style-name="T4"># here search starts from "/" (root)</text:span></text:p>
            </text:list-header>
          </text:list>
        </text:list-item>
        <text:list-item>
          <text:p text:style-name="P14">Ignore the case sensitivity </text:p>
          <text:list>
            <text:list-header>
              <text:p text:style-name="P14"><text:span text:style-name="T2">syn: </text:span><text:s/><text:span text:style-name="T3">find -iname &lt;file name&gt;</text:span></text:p>
            </text:list-header>
          </text:list>
        </text:list-item>
        <text:list-item>
          <text:p text:style-name="P14">Files modified on the last 2<text:span text:style-name="T1">nd</text:span> day from today</text:p>
          <text:list>
            <text:list-header>
              <text:p text:style-name="P14"><text:span text:style-name="T2">syn:</text:span> <text:span text:style-name="T3"><text:s/>find . -mtime 2</text:span></text:p>
            </text:list-header>
          </text:list>
        </text:list-item>
        <text:list-item>
          <text:p text:style-name="P14">Files accessed on the last 3<text:span text:style-name="T1">rd</text:span> day from today</text:p>
          <text:list>
            <text:list-header>
              <text:p text:style-name="P14"><text:span text:style-name="T2">syn: </text:span><text:s/><text:span text:style-name="T3">find . -atime 3</text:span></text:p>
            </text:list-header>
          </text:list>
        </text:list-item>
        <text:list-item>
          <text:p text:style-name="P14">Files modified in last one hour</text:p>
          <text:list>
            <text:list-header>
              <text:p text:style-name="P14"><text:span text:style-name="T2">syn: <text:s/></text:span><text:span text:style-name="T3">find . -mmin -60<text:tab/></text:span><text:tab/><text:tab/><text:tab/><text:tab/><text:span text:style-name="T4"># accessed: -amin</text:span></text:p>
            </text:list-header>
          </text:list>
        </text:list-item>
        <text:list-item>
          <text:p text:style-name="P14">Files having lessthan 1MB size</text:p>
          <text:list>
            <text:list-header>
              <text:p text:style-name="P14"><text:span text:style-name="T2">syn: <text:s/></text:span><text:span text:style-name="T3">find -size -1M</text:span></text:p>
            </text:list-header>
          </text:list>
        </text:list-item>
        <text:list-item>
          <text:p text:style-name="P14">List all files</text:p>
          <text:list>
            <text:list-header>
              <text:p text:style-name="P14"><text:span text:style-name="T2">syn: </text:span><text:s/><text:span text:style-name="T3">find -type f</text:span></text:p>
            </text:list-header>
          </text:list>
        </text:list-item>
        <text:list-item>
          <text:p text:style-name="P14">List all directories</text:p>
          <text:list>
            <text:list-header>
              <text:p text:style-name="P14"><text:span text:style-name="T2">syn: <text:s/></text:span><text:span text:style-name="T3">find -type d</text:span></text:p>
            </text:list-header>
          </text:list>
        </text:list-item>
        <text:list-item>
          <text:p text:style-name="P14">Find all empty files</text:p>
          <text:list>
            <text:list-header>
              <text:p text:style-name="P14"><text:span text:style-name="T2">syn: </text:span><text:s/><text:span text:style-name="T3">find -type f -empty</text:span><text:tab/><text:tab/><text:tab/><text:tab/><text:span text:style-name="T4"># for directories : <text:s/>-type d</text:span></text:p>
            </text:list-header>
          </text:list>
        </text:list-item>
        <text:list-item>
          <text:p text:style-name="P14">Find all files end with ".sh" having user name "apdev" </text:p>
          <text:list>
            <text:list-header>
              <text:p text:style-name="P14"><text:span text:style-name="T2">syn: </text:span><text:s/><text:span text:style-name="T3">find . -user apdev -name "*.sh"<text:tab/></text:span><text:tab/><text:tab/><text:span text:style-name="T4"># for group : -group</text:span></text:p>
            </text:list-header>
          </text:list>
        </text:list-item>
        <text:list-item>
          <text:p text:style-name="P14">Find all files in a directory having permission 777</text:p>
          <text:list>
            <text:list-header>
              <text:p text:style-name="P14"><text:span text:style-name="T2">syn: </text:span><text:s/><text:span text:style-name="T3">find -type f -perm 777</text:span></text:p>
            </text:list-header>
          </text:list>
        </text:list-item>
      </text:list>
      <text:p text:style-name="Standard"/>
      <text:p text:style-name="Standard"/>
      <text:p text:style-name="P18">AWK</text:p>
      <text:p text:style-name="Standard"/>
      <text:p text:style-name="Standard"><text:tab/><text:span text:style-name="T2">Basic syn: </text:span><text:s/><text:span text:style-name="T3">awk 'BEGIN {start_action} {action} END {stop_action}' &lt;file name&gt;</text:span></text:p>
      <text:p text:style-name="Standard"/>
      <text:p text:style-name="Standard"/>
      <text:list xml:id="list7382845672608326206" text:style-name="L20">
        <text:list-item>
          <text:p text:style-name="P15">Numbering lines in a file</text:p>
          <text:list>
            <text:list-header>
              <text:p text:style-name="P15"><text:span text:style-name="T2">syn: <text:s/></text:span><text:span text:style-name="T3">awk '{ print NR "\t" $0 }' &lt;file name&gt;</text:span></text:p>
            </text:list-header>
          </text:list>
        </text:list-item>
        <text:list-item>
          <text:p text:style-name="P15">Numbering only to the non-empty lines</text:p>
          <text:list>
            <text:list-header>
              <text:p text:style-name="P15"><text:span text:style-name="T2">syn: </text:span><text:s/><text:span text:style-name="T3">awk 'NF { $0=++a " :" $0 }; { print }' <text:s text:c="2"/>&lt;file name&gt;</text:span></text:p>
            </text:list-header>
          </text:list>
        </text:list-item>
        <text:list-item>
          <text:p text:style-name="P15">Counting number of lines in a file</text:p>
          <text:list>
            <text:list-header>
              <text:p text:style-name="P15"><text:span text:style-name="T2">syn:</text:span> <text:s/><text:span text:style-name="T3">awk 'END { print NR }' <text:s/>&lt;file name&gt;</text:span></text:p>
            </text:list-header>
          </text:list>
        </text:list-item>
        <text:list-item>
          <text:p text:style-name="P15">Print number of lines containing "ee"</text:p>
          <text:list>
            <text:list-header>
              <text:p text:style-name="P15"><text:span text:style-name="T2">syn: </text:span><text:s/><text:span text:style-name="T3">awk '/ee/ { n++ }; END { print n }' &lt;file name&gt;</text:span></text:p>
            </text:list-header>
          </text:list>
        </text:list-item>
        <text:list-item>
          <text:p text:style-name="P15">Print second field in each line of a file</text:p>
          <text:list>
            <text:list-header>
              <text:p text:style-name="P15"><text:span text:style-name="T2">syn:</text:span> <text:s/><text:span text:style-name="T3">awk '{ print $2 }' <text:s/>&lt;file name&gt; </text:span><text:s text:c="29"/><text:span text:style-name="T4"># here default field seperator is " "</text:span></text:p>
              <text:p text:style-name="P15"/>
            </text:list-header>
          </text:list>
        </text:list-item>
        <text:list-item>
          <text:p text:style-name="P15"><text:soft-page-break/>Print third and fourth field of each line which are seperated by ":"</text:p>
          <text:list>
            <text:list-header>
              <text:p text:style-name="P15"><text:span text:style-name="T2">syn: </text:span><text:s/><text:span text:style-name="T3">awk 'BEGIN {FS=":"} {print $3,$4}' <text:s/>&lt;file name&gt;</text:span><text:tab/><text:tab/>(or)</text:p>
              <text:p text:style-name="P15"><text:span text:style-name="T2">syn: </text:span><text:s/><text:span text:style-name="T3">awk -F: '{print $3,$4}' <text:s/>&lt;file name&gt;</text:span></text:p>
            </text:list-header>
          </text:list>
        </text:list-item>
        <text:list-item>
          <text:p text:style-name="P15">Print fifth and sixth fields of each line and seperate them with <text:s/>";"</text:p>
          <text:list>
            <text:list-header>
              <text:p text:style-name="P15"><text:span text:style-name="T2">syn: </text:span><text:s/><text:span text:style-name="T3">awk 'BEGIN {OFS=";"} {print $5,$6}' <text:s/>&lt;file name&gt;</text:span></text:p>
            </text:list-header>
          </text:list>
        </text:list-item>
      </text:list>
      <text:p text:style-name="Standard"/>
      <text:p text:style-name="Standard"/>
      <text:p text:style-name="Standard"/>
      <text:p text:style-name="Standard"><text:span text:style-name="T8"/></text:p>
      <text:p text:style-name="Standard"><text:span text:style-name="T8">COMMANDS USED ON OBA</text:span></text:p>
      <text:p text:style-name="Standard"/>
      <text:p text:style-name="Standard"/>
      <text:list xml:id="list7678751057900891549" text:style-name="L22">
        <text:list-item>
          <text:p text:style-name="P23">Login to OBA</text:p>
          <text:list>
            <text:list-header>
              <text:p text:style-name="P23"><text:span text:style-name="T2">syn:</text:span> <text:s/><text:span text:style-name="T3">telnet &lt;IP&gt;</text:span><text:tab/><text:tab/><text:span text:style-name="T4"># usually IP= 192.168.0.1; provide username(lteadm) and <text:tab/><text:tab/><text:tab/><text:tab/><text:tab/><text:tab/></text:span><text:span text:style-name="T6">OBALTEPASS</text:span><text:span text:style-name="T4"> mentioned in commisioning file</text:span></text:p>
            </text:list-header>
          </text:list>
        </text:list-item>
        <text:list-item>
          <text:p text:style-name="P23">Power off/on blades from Active OBA</text:p>
          <text:list>
            <text:list-header>
              <text:p text:style-name="P23"><text:span text:style-name="T2">syn: </text:span><text:s/><text:span text:style-name="T3">poweroff server &lt;blade number&gt;</text:span></text:p>
              <text:p text:style-name="P23"><text:span text:style-name="T2">syn: </text:span><text:s/><text:span text:style-name="T3">poweron server &lt;blade number&gt;</text:span></text:p>
            </text:list-header>
          </text:list>
        </text:list-item>
        <text:list-item>
          <text:p text:style-name="P23">To swap OBA roles</text:p>
          <text:list>
            <text:list-header>
              <text:p text:style-name="P23"><text:span text:style-name="T2">syn: </text:span><text:s/><text:span text:style-name="T3">force takeover<text:tab/></text:span><text:tab/><text:tab/><text:tab/><text:tab/><text:span text:style-name="T4"># run from standby OBA</text:span></text:p>
            </text:list-header>
          </text:list>
        </text:list-item>
        <text:list-item>
          <text:p text:style-name="P23">Restart OBA</text:p>
          <text:list>
            <text:list-header>
              <text:p text:style-name="P23"><text:span text:style-name="T2">syn: </text:span><text:s/><text:span text:style-name="T3">restart oa active/standby</text:span></text:p>
            </text:list-header>
          </text:list>
        </text:list-item>
        <text:list-item>
          <text:p text:style-name="P23">Restart switches</text:p>
          <text:list>
            <text:list-header>
              <text:p text:style-name="P23"><text:span text:style-name="T2">syn: </text:span><text:s/><text:span text:style-name="T3">restart interconnect &lt;bay number&gt;</text:span></text:p>
            </text:list-header>
          </text:list>
        </text:list-item>
        <text:list-item>
          <text:p text:style-name="P23">Show all blades status</text:p>
          <text:list>
            <text:list-header>
              <text:p text:style-name="P23"><text:span text:style-name="T2">syn: </text:span><text:s/><text:span text:style-name="T3">show server status all</text:span></text:p>
            </text:list-header>
          </text:list>
        </text:list-item>
        <text:list-item>
          <text:p text:style-name="P23">Show all switches details</text:p>
          <text:list>
            <text:list-header>
              <text:p text:style-name="P23"><text:span text:style-name="T2">syn: </text:span><text:s/><text:span text:style-name="T3">show interconnect info all</text:span></text:p>
            </text:list-header>
          </text:list>
        </text:list-item>
        <text:list-item>
          <text:p text:style-name="P23">Show health status of entire chassis</text:p>
          <text:list>
            <text:list-header>
              <text:p text:style-name="P23"><text:span text:style-name="T2">syn: </text:span><text:span text:style-name="T3"><text:s/>show health<text:tab/></text:span><text:tab/><text:tab/></text:p>
            </text:list-header>
          </text:list>
        </text:list-item>
        <text:list-item>
          <text:p text:style-name="P23">To show OBA information</text:p>
          <text:list>
            <text:list-header>
              <text:p text:style-name="P23"><text:span text:style-name="T2">syn: </text:span><text:s/><text:span text:style-name="T3">show oa info</text:span></text:p>
            </text:list-header>
          </text:list>
        </text:list-item>
      </text:list>
      <text:p text:style-name="Standard"/>
      <text:p text:style-name="Standard"/>
      <text:p text:style-name="Standard"/>
      <text:p text:style-name="P18">COMMANDS USED ON HP</text:p>
      <text:p text:style-name="Standard"/>
      <text:p text:style-name="Standard"/>
      <text:list xml:id="list7358201035857958347" text:style-name="L23">
        <text:list-item>
          <text:p text:style-name="P24">Login to HP</text:p>
          <text:list>
            <text:list-header>
              <text:p text:style-name="P24"><text:span text:style-name="T2">syn: </text:span><text:s/><text:span text:style-name="T3">telnet &lt;IP&gt;</text:span><text:tab/><text:tab/><text:span text:style-name="T4"># usually IP=192.168.0.21/22; provide <text:tab/><text:tab/><text:tab/><text:tab/> <text:s text:c="39"/>HPOPERATORPASS from commisioning file</text:span></text:p>
            </text:list-header>
          </text:list>
        </text:list-item>
      </text:list>
      <text:p text:style-name="Standard"><text:tab/> <text:s text:c="5"/><text:span text:style-name="T2">syn: <text:s/></text:span><text:span text:style-name="T3">ssh &lt;IP&gt;</text:span><text:tab/><text:tab/> <text:s text:c="5"/><text:span text:style-name="T4"># provide HPMANAGERFSPASS from commisioning file <text:tab/><text:tab/><text:tab/><text:tab/><text:tab/><text:tab/>(This login has more previleges than telnet)</text:span></text:p>
      <text:list xml:id="list39763878" text:continue-numbering="true" text:style-name="L23">
        <text:list-item>
          <text:p text:style-name="P24">Show menu (GUI) of operations</text:p>
          <text:list>
            <text:list-header>
              <text:p text:style-name="P24"><text:span text:style-name="T2">syn: </text:span><text:s/><text:span text:style-name="T3">menu</text:span></text:p>
            </text:list-header>
          </text:list>
        </text:list-item>
        <text:list-item>
          <text:p text:style-name="P24">Show HP version</text:p>
          <text:list>
            <text:list-header>
              <text:p text:style-name="P24"><text:span text:style-name="T2">syn: </text:span><text:s/><text:span text:style-name="T3">show version</text:span></text:p>
            </text:list-header>
          </text:list>
        </text:list-item>
        <text:list-item>
          <text:p text:style-name="P24">Show VLAN information</text:p>
          <text:list>
            <text:list-header>
              <text:p text:style-name="P24"><text:span text:style-name="T2">syn: <text:s/></text:span><text:span text:style-name="T3">show vlans</text:span></text:p>
            </text:list-header>
          </text:list>
        </text:list-item>
        <text:list-item>
          <text:p text:style-name="P24">Show access list </text:p>
          <text:list>
            <text:list-header>
              <text:p text:style-name="P24"><text:span text:style-name="T2">syn: </text:span><text:s/><text:span text:style-name="T3">show access-list config</text:span></text:p>
              <text:p text:style-name="P24"><text:span text:style-name="T3"/></text:p>
            </text:list-header>
          </text:list>
        </text:list-item>
        <text:list-item>
          <text:p text:style-name="P24"><text:soft-page-break/>Show configuration file present on this switch</text:p>
          <text:list>
            <text:list-header>
              <text:p text:style-name="P24"><text:span text:style-name="T2">syn: <text:s/></text:span><text:span text:style-name="T3">show config files</text:span><text:tab/><text:tab/><text:tab/><text:span text:style-name="T4"># we can also replace "files" with "&lt;file </text:span><text:s text:c="10"/><text:tab/><text:tab/><text:tab/><text:tab/><text:tab/><text:tab/><text:tab/><text:tab/><text:span text:style-name="T4">name&gt;" to see it's content</text:span></text:p>
            </text:list-header>
          </text:list>
        </text:list-item>
        <text:list-item>
          <text:p text:style-name="P24">Show port settings</text:p>
          <text:list>
            <text:list-header>
              <text:p text:style-name="P24"><text:span text:style-name="T2">syn: <text:s/></text:span><text:span text:style-name="T3">show interfaces config</text:span></text:p>
            </text:list-header>
          </text:list>
        </text:list-item>
        <text:list-item>
          <text:p text:style-name="P24">Show port status</text:p>
          <text:list>
            <text:list-header>
              <text:p text:style-name="P24"><text:span text:style-name="T2">syn: </text:span><text:s/><text:span text:style-name="T3">show interfaces brief</text:span></text:p>
            </text:list-header>
          </text:list>
          <text:p text:style-name="P24"/>
        </text:list-item>
      </text:list>
      <text:p text:style-name="Standard"/>
      <text:p text:style-name="Standard"/>
      <text:p text:style-name="P18">COMMANDS USED ON BLADES</text:p>
      <text:p text:style-name="Standard"/>
      <text:p text:style-name="Standard"/>
      <text:list xml:id="list6594896457431051" text:style-name="L24">
        <text:list-item>
          <text:p text:style-name="P26">Login to blade from kickstart</text:p>
          <text:list>
            <text:list-header>
              <text:p text:style-name="P26"><text:span text:style-name="T2">syn: </text:span><text:s/><text:span text:style-name="T3">lteadm@&lt;ip of blade&gt;<text:tab/></text:span><text:tab/><text:tab/><text:span text:style-name="T4"># provide password</text:span></text:p>
            </text:list-header>
          </text:list>
        </text:list-item>
        <text:list-item>
          <text:p text:style-name="P26">Switch to root user</text:p>
          <text:list>
            <text:list-header>
              <text:p text:style-name="P26"><text:span text:style-name="T2">syn: <text:s/></text:span><text:span text:style-name="T3">su – root<text:tab/></text:span><text:tab/><text:tab/><text:tab/><text:tab/><text:span text:style-name="T4"># provide password</text:span></text:p>
            </text:list-header>
          </text:list>
        </text:list-item>
        <text:list-item>
          <text:p text:style-name="P26">Show status of all blades </text:p>
          <text:list>
            <text:list-header>
              <text:p text:style-name="P26"><text:span text:style-name="T2">syn: <text:s/></text:span><text:span text:style-name="T3">status-server all</text:span></text:p>
            </text:list-header>
          </text:list>
        </text:list-item>
        <text:list-item>
          <text:p text:style-name="P26">Collect lsnap of single/all blades</text:p>
          <text:list>
            <text:list-header>
              <text:p text:style-name="P26"><text:span text:style-name="T2">syn: </text:span><text:span text:style-name="T3"><text:s/>lsnap -a<text:tab/></text:span><text:tab/><text:tab/><text:tab/><text:tab/><text:span text:style-name="T4"># '-a' collects lsnap off all blades</text:span></text:p>
            </text:list-header>
          </text:list>
        </text:list-item>
        <text:list-item>
          <text:p text:style-name="P26">Reboot blade</text:p>
          <text:list>
            <text:list-header>
              <text:p text:style-name="P26"><text:span text:style-name="T2">syn: </text:span><text:s/><text:span text:style-name="T3">reboot</text:span></text:p>
            </text:list-header>
          </text:list>
          <text:p text:style-name="P26"/>
        </text:list-item>
      </text:list>
      <text:p text:style-name="Standard"/>
      <text:p text:style-name="Standard"/>
      <text:p text:style-name="Standard"/>
      <text:list xml:id="list39733401" text:continue-list="list4966748971912811144" text:style-name="L8">
        <text:list-header>
          <text:p text:style-name="P6"/>
        </text:list-header>
      </text:list>
      <text:list xml:id="list8439707680315979066" text:style-name="L21">
        <text:list-item>
          <text:list>
            <text:list-item>
              <text:list>
                <text:list-item>
                  <text:list>
                    <text:list-header>
                      <text:p text:style-name="P16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12M56S</meta:editing-duration>
    <meta:editing-cycles>32</meta:editing-cycles>
    <meta:generator>OpenOffice.org/3.4$Win32 OpenOffice.org_project/340m1$Build-9590</meta:generator>
    <dc:date>2015-02-25T19:58:20.69</dc:date>
    <meta:document-statistic meta:table-count="0" meta:image-count="0" meta:object-count="0" meta:page-count="6" meta:paragraph-count="225" meta:word-count="1465" meta:character-count="8675"/>
    <meta:user-defined meta:name="Info 1"/>
    <meta:user-defined meta:name="Info 2"/>
    <meta:user-defined meta:name="Info 3"/>
    <meta:user-defined meta:name="Info 4"/>
  </office:meta>
</office:document-meta>
</file>